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0310" officeooo:paragraph-rsid="001f0310"/>
    </style:style>
    <style:style style:name="P2" style:family="paragraph" style:parent-style-name="Standard">
      <style:text-properties officeooo:rsid="001f0310" officeooo:paragraph-rsid="001f03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2272039" text:style-name="L1"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37:31.563398947</meta:creation-date>
    <dc:date>2021-01-28T14:02:28.039947457</dc:date>
    <meta:editing-duration>PT14M39S</meta:editing-duration>
    <meta:editing-cycles>11</meta:editing-cycles>
    <meta:generator>LibreOfficeDev/7.2.0.0.alpha0$Linux_X86_64 LibreOffice_project/0523a47d121dc0c05ad6b96e2cf356ad7021eff6</meta:generator>
    <meta:document-statistic meta:table-count="0" meta:image-count="0" meta:object-count="0" meta:page-count="1" meta:paragraph-count="16" meta:word-count="32" meta:character-count="32" meta:non-whitespace-character-count="32"/>
  </office:meta>
</office:document-meta>
</file>